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draw:fill="none" fo:min-height="1.814cm"/>
      <style:paragraph-properties style:writing-mode="lr-tb"/>
    </style:style>
    <style:style style:name="gr5" style:family="graphic" style:parent-style-name="standard" style:list-style-name="L3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 style:list-style-name="L3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9" style:family="graphic" style:parent-style-name="standard">
      <style:graphic-properties draw:fill-color="#9dc8f5" draw:textarea-horizontal-align="justify" draw:textarea-vertical-align="middle" draw:auto-grow-height="false" fo:min-height="0.766cm" fo:min-width="8.39cm"/>
      <style:paragraph-properties style:writing-mode="lr-tb"/>
    </style:style>
    <style:style style:name="gr10" style:family="graphic" style:parent-style-name="standard">
      <style:graphic-properties draw:fill-color="#f8e0c9" draw:textarea-horizontal-align="justify" draw:textarea-vertical-align="middle" draw:auto-grow-height="false" fo:min-height="0.766cm" fo:min-width="8.39cm"/>
      <style:paragraph-properties style:writing-mode="lr-tb"/>
    </style:style>
    <style:style style:name="gr11" style:family="graphic" style:parent-style-name="standard" style:list-style-name="L3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12" style:family="graphic" style:parent-style-name="standard" style:list-style-name="L3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13" style:family="graphic" style:parent-style-name="standard" style:list-style-name="L3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 style:list-style-name="L3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16" style:family="graphic" style:parent-style-name="standard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18" style:family="graphic" style:parent-style-name="standard" style:list-style-name="L3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19" style:family="graphic" style:parent-style-name="objectwithoutfill">
      <style:graphic-properties svg:stroke-color="#808080" draw:fill="solid" draw:textarea-vertical-align="middle"/>
    </style:style>
    <style:style style:name="gr20" style:family="graphic" style:parent-style-name="standard" style:list-style-name="L3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21" style:family="graphic" style:parent-style-name="standard" style:list-style-name="L3">
      <style:graphic-properties draw:fill-color="#f8e0c9" draw:textarea-horizontal-align="justify" draw:textarea-vertical-align="middle" draw:auto-grow-height="false" fo:min-height="0.766cm" fo:min-width="9.152cm"/>
      <style:paragraph-properties style:writing-mode="lr-tb"/>
    </style:style>
    <style:style style:name="gr22" style:family="graphic" style:parent-style-name="standard" style:list-style-name="L3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23" style:family="graphic" style:parent-style-name="standard" style:list-style-name="L3">
      <style:graphic-properties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24" style:family="graphic" style:parent-style-name="standard" style:list-style-name="L3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25" style:family="graphic" style:parent-style-name="standard" style:list-style-name="L3">
      <style:graphic-properties draw:fill-color="#f8e0c9" draw:textarea-horizontal-align="justify" draw:textarea-vertical-align="middle" draw:auto-grow-height="false" fo:min-height="0.766cm" fo:min-width="9.152cm"/>
      <style:paragraph-properties style:writing-mode="lr-tb"/>
    </style:style>
    <style:style style:name="gr26" style:family="graphic" style:parent-style-name="standard" style:list-style-name="L3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27" style:family="graphic" style:parent-style-name="standard" style:list-style-name="L3">
      <style:graphic-properties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28" style:family="graphic" style:parent-style-name="standard">
      <style:graphic-properties draw:fill-color="#f8e0c9" draw:textarea-horizontal-align="justify" draw:textarea-vertical-align="middle" draw:auto-grow-height="false" fo:min-height="0.766cm" fo:min-width="9.152cm"/>
      <style:paragraph-properties style:writing-mode="lr-tb"/>
    </style:style>
    <style:style style:name="gr29" style:family="graphic" style:parent-style-name="standard" style:list-style-name="L3">
      <style:graphic-properties svg:stroke-color="#3465a4"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30" style:family="graphic" style:parent-style-name="standard" style:list-style-name="L3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31" style:family="graphic" style:parent-style-name="standard" style:list-style-name="L3">
      <style:graphic-properties draw:fill-color="#f8e0c9" draw:textarea-horizontal-align="justify" draw:textarea-vertical-align="middle" draw:auto-grow-height="false" fo:min-height="0.766cm" fo:min-width="9.152cm"/>
      <style:paragraph-properties style:writing-mode="lr-tb"/>
    </style:style>
    <style:style style:name="gr32" style:family="graphic" style:parent-style-name="standard" style:list-style-name="L3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33" style:family="graphic" style:parent-style-name="standard" style:list-style-name="L3">
      <style:graphic-properties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34" style:family="graphic" style:parent-style-name="standard" style:list-style-name="L3">
      <style:graphic-properties svg:stroke-color="#3465a4"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35" style:family="graphic" style:parent-style-name="standard" style:list-style-name="L3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36" style:family="graphic" style:parent-style-name="standard" style:list-style-name="L3">
      <style:graphic-properties draw:fill-color="#f8e0c9" draw:textarea-horizontal-align="justify" draw:textarea-vertical-align="middle" draw:auto-grow-height="false" fo:min-height="0.766cm" fo:min-width="9.152cm"/>
      <style:paragraph-properties style:writing-mode="lr-tb"/>
    </style:style>
    <style:style style:name="gr37" style:family="graphic" style:parent-style-name="standard" style:list-style-name="L3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38" style:family="graphic" style:parent-style-name="standard" style:list-style-name="L3">
      <style:graphic-properties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39" style:family="graphic" style:parent-style-name="standard" style:list-style-name="L3">
      <style:graphic-properties svg:stroke-color="#3465a4"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40" style:family="graphic" style:parent-style-name="standard" style:list-style-name="L3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41" style:family="graphic" style:parent-style-name="standard" style:list-style-name="L3">
      <style:graphic-properties draw:fill-color="#f8e0c9" draw:textarea-horizontal-align="justify" draw:textarea-vertical-align="middle" draw:auto-grow-height="false" fo:min-height="0.766cm" fo:min-width="9.152cm"/>
      <style:paragraph-properties style:writing-mode="lr-tb"/>
    </style:style>
    <style:style style:name="gr42" style:family="graphic" style:parent-style-name="standard" style:list-style-name="L3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43" style:family="graphic" style:parent-style-name="standard" style:list-style-name="L3">
      <style:graphic-properties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44" style:family="graphic" style:parent-style-name="standard" style:list-style-name="L3">
      <style:graphic-properties svg:stroke-color="#3465a4"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45" style:family="graphic" style:parent-style-name="standard" style:list-style-name="L3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46" style:family="graphic" style:parent-style-name="standard" style:list-style-name="L3">
      <style:graphic-properties draw:fill-color="#f8e0c9" draw:textarea-horizontal-align="justify" draw:textarea-vertical-align="middle" draw:auto-grow-height="false" fo:min-height="0.766cm" fo:min-width="9.152cm"/>
      <style:paragraph-properties style:writing-mode="lr-tb"/>
    </style:style>
    <style:style style:name="gr47" style:family="graphic" style:parent-style-name="standard" style:list-style-name="L3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48" style:family="graphic" style:parent-style-name="standard" style:list-style-name="L3">
      <style:graphic-properties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49" style:family="graphic" style:parent-style-name="standard" style:list-style-name="L3">
      <style:graphic-properties svg:stroke-color="#3465a4"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50" style:family="graphic" style:parent-style-name="Object_20_with_20_no_20_fill_20_and_20_no_20_line">
      <style:graphic-properties draw:stroke="none" draw:textarea-horizontal-align="center" draw:textarea-vertical-align="middle" draw:ole-draw-aspect="1" style:protect="size"/>
    </style:style>
    <style:style style:name="gr51" style:family="graphic" style:parent-style-name="standard" style:list-style-name="L3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52" style:family="graphic" style:parent-style-name="standard" style:list-style-name="L3">
      <style:graphic-properties draw:fill-color="#f8e0c9" draw:textarea-horizontal-align="justify" draw:textarea-vertical-align="middle" draw:auto-grow-height="false" fo:min-height="0.766cm" fo:min-width="9.152cm"/>
      <style:paragraph-properties style:writing-mode="lr-tb"/>
    </style:style>
    <style:style style:name="gr53" style:family="graphic" style:parent-style-name="standard" style:list-style-name="L3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54" style:family="graphic" style:parent-style-name="standard" style:list-style-name="L3">
      <style:graphic-properties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55" style:family="graphic" style:parent-style-name="standard" style:list-style-name="L3">
      <style:graphic-properties svg:stroke-color="#3465a4"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56" style:family="graphic" style:parent-style-name="Text">
      <style:graphic-properties draw:fill-color="#afd095" draw:textarea-horizontal-align="justify" draw:textarea-vertical-align="middle" draw:auto-grow-height="false" fo:min-height="2.032cm" fo:min-width="15.24cm"/>
    </style:style>
    <style:style style:name="gr57" style:family="graphic" style:parent-style-name="standard" style:list-style-name="L3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58" style:family="graphic" style:parent-style-name="standard" style:list-style-name="L3">
      <style:graphic-properties draw:fill-color="#f8e0c9" draw:textarea-horizontal-align="justify" draw:textarea-vertical-align="middle" draw:auto-grow-height="false" fo:min-height="0.766cm" fo:min-width="9.152cm"/>
      <style:paragraph-properties style:writing-mode="lr-tb"/>
    </style:style>
    <style:style style:name="gr59" style:family="graphic" style:parent-style-name="standard" style:list-style-name="L3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60" style:family="graphic" style:parent-style-name="standard" style:list-style-name="L3">
      <style:graphic-properties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61" style:family="graphic" style:parent-style-name="standard" style:list-style-name="L3">
      <style:graphic-properties svg:stroke-color="#3465a4"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08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b66c"/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9dc8f5"/>
      <style:paragraph-properties fo:text-align="center"/>
    </style:style>
    <style:style style:name="P9" style:family="paragraph">
      <loext:graphic-properties draw:fill-color="#f8e0c9"/>
      <style:paragraph-properties fo:text-align="center"/>
    </style:style>
    <style:style style:name="P10" style:family="paragraph">
      <loext:graphic-properties draw:fill-color="#ffb66c"/>
      <style:paragraph-properties fo:text-align="center"/>
    </style:style>
    <style:style style:name="P11" style:family="paragraph">
      <loext:graphic-properties draw:fill-color="#f8e0c9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9dc8f5"/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afd095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Proof that </text:span><text:line-break/>the Energy efficiency of best effort task <text:s/>when Interactive and Best Effort are scheduled together <text:span text:style-name="T1">is different to</text:span> the DELTA energy of the hole system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4.762cm" svg:height="2.08cm" svg:x="1.908cm" svg:y="0.46cm" presentation:class="title" presentation:user-transformed="true">
          <draw:text-box>
            <text:p>Case 1 : Nothing else is added on the phone : Only interactive tasks are still present on the phone</text:p>
          </draw:text-box>
        </draw:frame>
        <draw:custom-shape draw:style-name="gr2" draw:text-style-name="P2" draw:layer="layout" svg:width="8.382cm" svg:height="1.016cm" svg:x="0.762cm" svg:y="4.858cm">
          <text:p text:style-name="P2">workload_of_Interactive_task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652cm" svg:y1="3.048cm" svg:x2="9.652cm" svg:y2="9.144cm">
          <text:p/>
        </draw:line>
        <draw:line draw:style-name="gr3" draw:text-style-name="P3" draw:layer="layout" svg:x1="19.812cm" svg:y1="3.048cm" svg:x2="19.812cm" svg:y2="8.636cm">
          <text:p/>
        </draw:line>
        <draw:frame draw:style-name="gr4" draw:text-style-name="P4" draw:layer="layout" svg:width="9.191cm" svg:height="2.064cm" svg:x="0.508cm" svg:y="2.794cm">
          <draw:text-box>
            <text:p>Case 1 : Nothing else is added on the phone : Only interactive tasks are still present on the phone</text:p>
          </draw:text-box>
        </draw:frame>
        <draw:custom-shape draw:style-name="gr5" draw:text-style-name="P5" draw:layer="layout" svg:width="8.382cm" svg:height="1.016cm" svg:x="0.762cm" svg:y="6.35cm">
          <text:p text:style-name="P2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0.414cm" svg:y1="4.064cm" svg:x2="19.304cm" svg:y2="4.064cm">
          <text:p/>
        </draw:line>
        <draw:frame draw:style-name="gr7" draw:text-style-name="P7" draw:layer="layout" svg:width="5.413cm" svg:height="0.725cm" svg:x="12.113cm" svg:y="3.048cm">
          <draw:text-box>
            <text:p>Fixed experiment duration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4.762cm" svg:height="2.08cm" svg:x="1.908cm" svg:y="0.46cm" presentation:class="title" presentation:user-transformed="true">
          <draw:text-box>
            <text:p>Case 1 : Nothing else is added on the phone : Only interactive tasks are still present on the phone</text:p>
          </draw:text-box>
        </draw:frame>
        <draw:custom-shape draw:style-name="gr8" draw:text-style-name="P2" draw:layer="layout" svg:width="8.382cm" svg:height="1.016cm" svg:x="0.762cm" svg:y="4.858cm">
          <text:p text:style-name="P2">workload_of_Interactive_tasks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89cm" svg:height="1.016cm" svg:x="10.16cm" svg:y="4.826cm">
          <text:p text:style-name="P6">workload_of_Interactive_tasks_1= W_Int_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9.652cm" svg:y1="3.048cm" svg:x2="9.652cm" svg:y2="9.144cm">
          <text:p/>
        </draw:line>
        <draw:line draw:style-name="gr3" draw:text-style-name="P3" draw:layer="layout" svg:x1="19.812cm" svg:y1="3.048cm" svg:x2="19.812cm" svg:y2="8.636cm">
          <text:p/>
        </draw:line>
        <draw:custom-shape draw:style-name="gr10" draw:text-style-name="P9" draw:layer="layout" svg:width="8.89cm" svg:height="1.016cm" svg:x="10.16cm" svg:y="6.35cm">
          <text:p text:style-name="P6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9.191cm" svg:height="2.064cm" svg:x="0.508cm" svg:y="2.794cm">
          <draw:text-box>
            <text:p>Case 1 : Nothing else is added on the phone : Only interactive tasks are still present on the phone</text:p>
          </draw:text-box>
        </draw:frame>
        <draw:custom-shape draw:style-name="gr11" draw:text-style-name="P5" draw:layer="layout" svg:width="8.382cm" svg:height="1.016cm" svg:x="0.762cm" svg:y="6.35cm">
          <text:p text:style-name="P2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0.414cm" svg:y1="4.064cm" svg:x2="19.304cm" svg:y2="4.064cm">
          <text:p/>
        </draw:line>
        <draw:frame draw:style-name="gr7" draw:text-style-name="P7" draw:layer="layout" svg:width="5.413cm" svg:height="0.725cm" svg:x="12.113cm" svg:y="3.048cm">
          <draw:text-box>
            <text:p>Fixed experiment duration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4.762cm" svg:height="2.08cm" svg:x="1.908cm" svg:y="0.46cm" presentation:class="title" presentation:user-transformed="true">
          <draw:text-box>
            <text:p>Case 1 : Nothing else is added on the phone : Only interactive tasks are still present on the phone</text:p>
          </draw:text-box>
        </draw:frame>
        <draw:custom-shape draw:style-name="gr12" draw:text-style-name="P2" draw:layer="layout" svg:width="8.382cm" svg:height="1.016cm" svg:x="0.762cm" svg:y="4.858cm">
          <text:p text:style-name="P2">workload_of_Interactive_tasks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89cm" svg:height="1.016cm" svg:x="10.16cm" svg:y="4.826cm">
          <text:p text:style-name="P6">workload_of_Interactive_tasks_1= W_Int_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9.652cm" svg:y1="3.048cm" svg:x2="9.652cm" svg:y2="8.636cm">
          <text:p/>
        </draw:line>
        <draw:line draw:style-name="gr3" draw:text-style-name="P3" draw:layer="layout" svg:x1="19.812cm" svg:y1="3.048cm" svg:x2="19.812cm" svg:y2="8.636cm">
          <text:p/>
        </draw:line>
        <draw:custom-shape draw:style-name="gr10" draw:text-style-name="P9" draw:layer="layout" svg:width="8.89cm" svg:height="1.016cm" svg:x="10.16cm" svg:y="6.35cm">
          <text:p text:style-name="P6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9.191cm" svg:height="2.064cm" svg:x="0.508cm" svg:y="2.794cm">
          <draw:text-box>
            <text:p>Case 1 : Nothing else is added on the phone : Only interactive tasks are still present on the phone</text:p>
          </draw:text-box>
        </draw:frame>
        <draw:custom-shape draw:style-name="gr13" draw:text-style-name="P5" draw:layer="layout" svg:width="8.382cm" svg:height="1.016cm" svg:x="0.762cm" svg:y="6.35cm">
          <text:p text:style-name="P2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0.414cm" svg:y1="4.064cm" svg:x2="19.304cm" svg:y2="4.064cm">
          <text:p/>
        </draw:line>
        <draw:frame draw:style-name="gr7" draw:text-style-name="P7" draw:layer="layout" svg:width="5.413cm" svg:height="0.725cm" svg:x="12.113cm" svg:y="3.048cm">
          <draw:text-box>
            <text:p>Fixed experiment duration</text:p>
          </draw:text-box>
        </draw:frame>
        <draw:frame draw:style-name="gr14" draw:text-style-name="P6" draw:layer="layout" svg:width="4.803cm" svg:height="1.123cm" svg:x="20.574cm" svg:y="5.0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5" draw:text-style-name="P2" draw:layer="layout" svg:width="8.382cm" svg:height="1.016cm" svg:x="0.762cm" svg:y="4.858cm">
          <text:p text:style-name="P2">workload_of_Interactive_tasks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8.382cm" svg:height="1.016cm" svg:x="0.508cm" svg:y="12.192cm">
          <text:p text:style-name="P6">Interactive_tasks_Ener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8.89cm" svg:height="1.016cm" svg:x="10.16cm" svg:y="4.826cm">
          <text:p text:style-name="P6">workload_of_Interactive_tasks_1= W_Int_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9.652cm" svg:y1="3.048cm" svg:x2="9.766cm" svg:y2="13.462cm">
          <text:p/>
        </draw:line>
        <draw:line draw:style-name="gr3" draw:text-style-name="P3" draw:layer="layout" svg:x1="19.812cm" svg:y1="3.048cm" svg:x2="19.812cm" svg:y2="13.462cm">
          <text:p/>
        </draw:line>
        <draw:custom-shape draw:style-name="gr10" draw:text-style-name="P9" draw:layer="layout" svg:width="8.89cm" svg:height="1.016cm" svg:x="10.16cm" svg:y="6.35cm">
          <text:p text:style-name="P6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9.191cm" svg:height="2.064cm" svg:x="0.207cm" svg:y="2.794cm">
          <draw:text-box>
            <text:p>Case 1 : Nothing else is added on the phone : Only interactive tasks are still present on the phone</text:p>
          </draw:text-box>
        </draw:frame>
        <draw:frame draw:style-name="gr4" draw:text-style-name="P4" draw:layer="layout" svg:width="9.191cm" svg:height="2.064cm" svg:x="0cm" svg:y="8.128cm">
          <draw:text-box>
            <text:p>Case 2: A best effort <text:s/>task is added on the phone : <text:s/>interactive tasks and the best effort task are present on the phone</text:p>
          </draw:text-box>
        </draw:frame>
        <draw:custom-shape draw:style-name="gr17" draw:text-style-name="P6" draw:layer="layout" svg:width="8.382cm" svg:height="1.016cm" svg:x="0.508cm" svg:y="10.954cm">
          <text:p text:style-name="P6">Interactive_tasks_wokload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8.382cm" svg:height="1.016cm" svg:x="0.762cm" svg:y="6.35cm">
          <text:p text:style-name="P2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0.414cm" svg:y1="4.064cm" svg:x2="19.304cm" svg:y2="4.064cm">
          <text:p/>
        </draw:line>
        <draw:frame draw:style-name="gr7" draw:text-style-name="P7" draw:layer="layout" svg:width="5.413cm" svg:height="0.725cm" svg:x="12.113cm" svg:y="3.048cm">
          <draw:text-box>
            <text:p>Fixed experiment duration</text:p>
          </draw:text-box>
        </draw:frame>
        <draw:frame presentation:style-name="pr4" draw:layer="layout" svg:width="24.762cm" svg:height="2.08cm" svg:x="1.908cm" svg:y="0.46cm" presentation:class="title" presentation:user-transformed="true">
          <draw:text-box>
            <text:p>Case 2 : Best effort task is added on the phone : <text:s/>interactive tasks and the best effort task are present on the phone</text:p>
          </draw:text-box>
        </draw:frame>
        <draw:line draw:style-name="gr19" draw:text-style-name="P3" draw:layer="layout" svg:x1="0.254cm" svg:y1="8.128cm" svg:x2="27.432cm" svg:y2="8.128cm">
          <text:p/>
        </draw:line>
        <draw:frame draw:style-name="gr14" draw:text-style-name="P6" draw:layer="layout" svg:width="4.803cm" svg:height="1.123cm" svg:x="20.575cm" svg:y="5.08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0" draw:text-style-name="P2" draw:layer="layout" svg:width="8.382cm" svg:height="1.016cm" svg:x="0.762cm" svg:y="4.858cm">
          <text:p text:style-name="P2">workload_of_Interactive_tasks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8.382cm" svg:height="1.016cm" svg:x="0.508cm" svg:y="12.192cm">
          <text:p text:style-name="P6">Interactive_tasks_Ener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8.89cm" svg:height="1.016cm" svg:x="10.16cm" svg:y="4.826cm">
          <text:p text:style-name="P6">workload_of_Interactive_tasks_1= W_Int_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9.652cm" svg:y1="3.048cm" svg:x2="9.766cm" svg:y2="13.462cm">
          <text:p/>
        </draw:line>
        <draw:line draw:style-name="gr3" draw:text-style-name="P3" draw:layer="layout" svg:x1="19.812cm" svg:y1="3.048cm" svg:x2="19.812cm" svg:y2="13.462cm">
          <text:p/>
        </draw:line>
        <draw:custom-shape draw:style-name="gr10" draw:text-style-name="P9" draw:layer="layout" svg:width="8.89cm" svg:height="1.016cm" svg:x="10.16cm" svg:y="6.35cm">
          <text:p text:style-name="P6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9.191cm" svg:height="2.064cm" svg:x="0.207cm" svg:y="2.794cm">
          <draw:text-box>
            <text:p>Case 1 : Nothing else is added on the phone : Only interactive tasks are still present on the phone</text:p>
          </draw:text-box>
        </draw:frame>
        <draw:frame draw:style-name="gr4" draw:text-style-name="P4" draw:layer="layout" svg:width="9.191cm" svg:height="2.064cm" svg:x="0cm" svg:y="8.128cm">
          <draw:text-box>
            <text:p>Case 2: A best effort <text:s/>task is added on the phone : <text:s/>interactive tasks and the best effort task are present on the phone</text:p>
          </draw:text-box>
        </draw:frame>
        <draw:custom-shape draw:style-name="gr17" draw:text-style-name="P6" draw:layer="layout" svg:width="8.382cm" svg:height="1.016cm" svg:x="0.508cm" svg:y="10.954cm">
          <text:p text:style-name="P6">Interactive_tasks_wokload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9.652cm" svg:height="1.016cm" svg:x="9.906cm" svg:y="12.446cm">
          <text:p text:style-name="P2">Energy_of_Interactive_tasks_1 = E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8.382cm" svg:height="1.016cm" svg:x="0.762cm" svg:y="6.35cm">
          <text:p text:style-name="P2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0.414cm" svg:y1="4.064cm" svg:x2="19.304cm" svg:y2="4.064cm">
          <text:p/>
        </draw:line>
        <draw:frame draw:style-name="gr7" draw:text-style-name="P7" draw:layer="layout" svg:width="5.413cm" svg:height="0.725cm" svg:x="12.113cm" svg:y="3.048cm">
          <draw:text-box>
            <text:p>Fixed experiment duration</text:p>
          </draw:text-box>
        </draw:frame>
        <draw:custom-shape draw:style-name="gr23" draw:text-style-name="P12" draw:layer="layout" svg:width="9.652cm" svg:height="1.016cm" svg:x="9.906cm" svg:y="11.176cm">
          <text:p text:style-name="P2">workload_of_Interactive_tasks_1= W_int_2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layer="layout" svg:width="24.762cm" svg:height="2.08cm" svg:x="1.908cm" svg:y="0.46cm" presentation:class="title" presentation:user-transformed="true">
          <draw:text-box>
            <text:p>Case 2 : Best effort task is added on the phone : <text:s/>interactive tasks and the best effort task are present on the phone</text:p>
          </draw:text-box>
        </draw:frame>
        <draw:line draw:style-name="gr19" draw:text-style-name="P3" draw:layer="layout" svg:x1="0.254cm" svg:y1="8.128cm" svg:x2="27.432cm" svg:y2="8.128cm">
          <text:p/>
        </draw:line>
        <draw:frame draw:style-name="gr14" draw:text-style-name="P6" draw:layer="layout" svg:width="4.803cm" svg:height="1.123cm" svg:x="20.575cm" svg:y="5.0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24" draw:text-style-name="P2" draw:layer="layout" svg:width="8.382cm" svg:height="1.016cm" svg:x="0.762cm" svg:y="4.858cm">
          <text:p text:style-name="P2">workload_of_Interactive_tasks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8.382cm" svg:height="1.016cm" svg:x="0.508cm" svg:y="12.192cm">
          <text:p text:style-name="P6">Interactive_tasks_Ener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8.89cm" svg:height="1.016cm" svg:x="10.16cm" svg:y="4.826cm">
          <text:p text:style-name="P6">workload_of_Interactive_tasks_1= W_Int_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9.652cm" svg:y1="3.048cm" svg:x2="9.766cm" svg:y2="13.462cm">
          <text:p/>
        </draw:line>
        <draw:line draw:style-name="gr3" draw:text-style-name="P3" draw:layer="layout" svg:x1="19.812cm" svg:y1="3.048cm" svg:x2="19.812cm" svg:y2="13.462cm">
          <text:p/>
        </draw:line>
        <draw:custom-shape draw:style-name="gr10" draw:text-style-name="P9" draw:layer="layout" svg:width="8.89cm" svg:height="1.016cm" svg:x="10.16cm" svg:y="6.35cm">
          <text:p text:style-name="P6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9.191cm" svg:height="2.064cm" svg:x="0.207cm" svg:y="2.794cm">
          <draw:text-box>
            <text:p>Case 1 : Nothing else is added on the phone : Only interactive tasks are still present on the phone</text:p>
          </draw:text-box>
        </draw:frame>
        <draw:frame draw:style-name="gr4" draw:text-style-name="P4" draw:layer="layout" svg:width="9.191cm" svg:height="2.064cm" svg:x="0cm" svg:y="8.128cm">
          <draw:text-box>
            <text:p>Case 2: A best effort <text:s/>task is added on the phone : <text:s/>interactive tasks and the best effort task are present on the phone</text:p>
          </draw:text-box>
        </draw:frame>
        <draw:custom-shape draw:style-name="gr17" draw:text-style-name="P6" draw:layer="layout" svg:width="8.382cm" svg:height="1.016cm" svg:x="0.508cm" svg:y="10.954cm">
          <text:p text:style-name="P6">Interactive_tasks_wokload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9.652cm" svg:height="1.016cm" svg:x="9.906cm" svg:y="12.446cm">
          <text:p text:style-name="P2">Energy_of_Interactive_tasks_1 = E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8.382cm" svg:height="1.016cm" svg:x="0.762cm" svg:y="6.35cm">
          <text:p text:style-name="P2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0.414cm" svg:y1="4.064cm" svg:x2="19.304cm" svg:y2="4.064cm">
          <text:p/>
        </draw:line>
        <draw:frame draw:style-name="gr7" draw:text-style-name="P7" draw:layer="layout" svg:width="5.413cm" svg:height="0.725cm" svg:x="12.113cm" svg:y="3.048cm">
          <draw:text-box>
            <text:p>Fixed experiment duration</text:p>
          </draw:text-box>
        </draw:frame>
        <draw:custom-shape draw:style-name="gr27" draw:text-style-name="P12" draw:layer="layout" svg:width="9.652cm" svg:height="1.016cm" svg:x="9.906cm" svg:y="11.176cm">
          <text:p text:style-name="P2">workload_of_Interactive_tasks_1= W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9.652cm" svg:height="1.016cm" svg:x="9.906cm" svg:y="9.906cm">
          <text:p text:style-name="P6">Energy_of_Best_effort_tasks_2 = E_Be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2" draw:layer="layout" svg:width="9.652cm" svg:height="1.016cm" svg:x="9.906cm" svg:y="8.636cm">
          <text:p text:style-name="P2">Workload_of_Best_effort_task_2 = W_Be_2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layer="layout" svg:width="24.762cm" svg:height="2.08cm" svg:x="1.908cm" svg:y="0.46cm" presentation:class="title" presentation:user-transformed="true">
          <draw:text-box>
            <text:p>Case 2 : Best effort task is added on the phone : <text:s/>interactive tasks and the best effort task are present on the phone</text:p>
          </draw:text-box>
        </draw:frame>
        <draw:line draw:style-name="gr19" draw:text-style-name="P3" draw:layer="layout" svg:x1="0.254cm" svg:y1="8.128cm" svg:x2="27.432cm" svg:y2="8.128cm">
          <text:p/>
        </draw:line>
        <draw:frame draw:style-name="gr14" draw:text-style-name="P6" draw:layer="layout" svg:width="4.803cm" svg:height="1.123cm" svg:x="20.575cm" svg:y="5.08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30" draw:text-style-name="P2" draw:layer="layout" svg:width="8.382cm" svg:height="1.016cm" svg:x="0.762cm" svg:y="4.858cm">
          <text:p text:style-name="P2">workload_of_Interactive_tasks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8.382cm" svg:height="1.016cm" svg:x="0.508cm" svg:y="12.192cm">
          <text:p text:style-name="P6">Interactive_tasks_Ener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8.89cm" svg:height="1.016cm" svg:x="10.16cm" svg:y="4.826cm">
          <text:p text:style-name="P6">workload_of_Interactive_tasks_1= W_Int_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9.652cm" svg:y1="3.048cm" svg:x2="9.766cm" svg:y2="13.462cm">
          <text:p/>
        </draw:line>
        <draw:line draw:style-name="gr3" draw:text-style-name="P3" draw:layer="layout" svg:x1="19.812cm" svg:y1="3.048cm" svg:x2="19.812cm" svg:y2="13.462cm">
          <text:p/>
        </draw:line>
        <draw:custom-shape draw:style-name="gr10" draw:text-style-name="P9" draw:layer="layout" svg:width="8.89cm" svg:height="1.016cm" svg:x="10.16cm" svg:y="6.35cm">
          <text:p text:style-name="P6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9.191cm" svg:height="2.064cm" svg:x="0.207cm" svg:y="2.794cm">
          <draw:text-box>
            <text:p>Case 1 : Nothing else is added on the phone : Only interactive tasks are still present on the phone</text:p>
          </draw:text-box>
        </draw:frame>
        <draw:frame draw:style-name="gr4" draw:text-style-name="P4" draw:layer="layout" svg:width="9.191cm" svg:height="2.064cm" svg:x="0cm" svg:y="8.128cm">
          <draw:text-box>
            <text:p>Case 2: A best effort <text:s/>task is added on the phone : <text:s/>interactive tasks and the best effort task are present on the phone</text:p>
          </draw:text-box>
        </draw:frame>
        <draw:custom-shape draw:style-name="gr17" draw:text-style-name="P6" draw:layer="layout" svg:width="8.382cm" svg:height="1.016cm" svg:x="0.508cm" svg:y="10.954cm">
          <text:p text:style-name="P6">Interactive_tasks_wokload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9.652cm" svg:height="1.016cm" svg:x="9.906cm" svg:y="12.446cm">
          <text:p text:style-name="P2">Energy_of_Interactive_tasks_1 = E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" draw:layer="layout" svg:width="8.382cm" svg:height="1.016cm" svg:x="0.762cm" svg:y="6.35cm">
          <text:p text:style-name="P2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0.414cm" svg:y1="4.064cm" svg:x2="19.304cm" svg:y2="4.064cm">
          <text:p/>
        </draw:line>
        <draw:frame draw:style-name="gr7" draw:text-style-name="P7" draw:layer="layout" svg:width="5.413cm" svg:height="0.725cm" svg:x="12.113cm" svg:y="3.048cm">
          <draw:text-box>
            <text:p>Fixed experiment duration</text:p>
          </draw:text-box>
        </draw:frame>
        <draw:custom-shape draw:style-name="gr33" draw:text-style-name="P12" draw:layer="layout" svg:width="9.652cm" svg:height="1.016cm" svg:x="9.906cm" svg:y="11.176cm">
          <text:p text:style-name="P2">workload_of_Interactive_tasks_1= W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9.652cm" svg:height="1.016cm" svg:x="9.906cm" svg:y="9.906cm">
          <text:p text:style-name="P6">Energy_of_Best_effort_tasks_2 = E_Be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2" draw:layer="layout" svg:width="9.652cm" svg:height="1.016cm" svg:x="9.906cm" svg:y="8.636cm">
          <text:p text:style-name="P2">Workload_of_Best_effort_task_2 = W_Be_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5.258cm" svg:height="1.123cm" svg:x="19.966cm" svg:y="9.03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4" draw:layer="layout" svg:width="24.762cm" svg:height="2.08cm" svg:x="1.908cm" svg:y="0.46cm" presentation:class="title" presentation:user-transformed="true">
          <draw:text-box>
            <text:p>Case 2 : Best effort task is added on the phone : <text:s/>interactive tasks and the best effort task are present on the phone</text:p>
          </draw:text-box>
        </draw:frame>
        <draw:line draw:style-name="gr19" draw:text-style-name="P3" draw:layer="layout" svg:x1="0.254cm" svg:y1="8.128cm" svg:x2="27.432cm" svg:y2="8.128cm">
          <text:p/>
        </draw:line>
        <draw:frame draw:style-name="gr14" draw:text-style-name="P6" draw:layer="layout" svg:width="4.803cm" svg:height="1.123cm" svg:x="20.575cm" svg:y="5.08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35" draw:text-style-name="P2" draw:layer="layout" svg:width="8.382cm" svg:height="1.016cm" svg:x="0.762cm" svg:y="4.858cm">
          <text:p text:style-name="P2">workload_of_Interactive_tasks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8.382cm" svg:height="1.016cm" svg:x="0.508cm" svg:y="12.192cm">
          <text:p text:style-name="P6">Interactive_tasks_Ener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8.89cm" svg:height="1.016cm" svg:x="10.16cm" svg:y="4.826cm">
          <text:p text:style-name="P6">workload_of_Interactive_tasks_1= W_Int_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9.652cm" svg:y1="3.048cm" svg:x2="9.766cm" svg:y2="13.462cm">
          <text:p/>
        </draw:line>
        <draw:line draw:style-name="gr3" draw:text-style-name="P3" draw:layer="layout" svg:x1="19.812cm" svg:y1="3.048cm" svg:x2="19.812cm" svg:y2="13.462cm">
          <text:p/>
        </draw:line>
        <draw:custom-shape draw:style-name="gr10" draw:text-style-name="P9" draw:layer="layout" svg:width="8.89cm" svg:height="1.016cm" svg:x="10.16cm" svg:y="6.35cm">
          <text:p text:style-name="P6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9.191cm" svg:height="2.064cm" svg:x="0.207cm" svg:y="2.794cm">
          <draw:text-box>
            <text:p>Case 1 : Nothing else is added on the phone : Only interactive tasks are still present on the phone</text:p>
          </draw:text-box>
        </draw:frame>
        <draw:frame draw:style-name="gr4" draw:text-style-name="P4" draw:layer="layout" svg:width="9.191cm" svg:height="2.064cm" svg:x="0cm" svg:y="8.128cm">
          <draw:text-box>
            <text:p>Case 2: A best effort <text:s/>task is added on the phone : <text:s/>interactive tasks and the best effort task are present on the phone</text:p>
          </draw:text-box>
        </draw:frame>
        <draw:custom-shape draw:style-name="gr17" draw:text-style-name="P6" draw:layer="layout" svg:width="8.382cm" svg:height="1.016cm" svg:x="0.508cm" svg:y="10.954cm">
          <text:p text:style-name="P6">Interactive_tasks_wokload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9.652cm" svg:height="1.016cm" svg:x="9.906cm" svg:y="12.446cm">
          <text:p text:style-name="P2">Energy_of_Interactive_tasks_1 = E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5" draw:layer="layout" svg:width="8.382cm" svg:height="1.016cm" svg:x="0.762cm" svg:y="6.35cm">
          <text:p text:style-name="P2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0.414cm" svg:y1="4.064cm" svg:x2="19.304cm" svg:y2="4.064cm">
          <text:p/>
        </draw:line>
        <draw:frame draw:style-name="gr7" draw:text-style-name="P7" draw:layer="layout" svg:width="5.413cm" svg:height="0.725cm" svg:x="12.113cm" svg:y="3.048cm">
          <draw:text-box>
            <text:p>Fixed experiment duration</text:p>
          </draw:text-box>
        </draw:frame>
        <draw:custom-shape draw:style-name="gr38" draw:text-style-name="P12" draw:layer="layout" svg:width="9.652cm" svg:height="1.016cm" svg:x="9.906cm" svg:y="11.176cm">
          <text:p text:style-name="P2">workload_of_Interactive_tasks_1= W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9.652cm" svg:height="1.016cm" svg:x="9.906cm" svg:y="9.906cm">
          <text:p text:style-name="P6">Energy_of_Best_effort_tasks_2 = E_Be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2" draw:layer="layout" svg:width="9.652cm" svg:height="1.016cm" svg:x="9.906cm" svg:y="8.636cm">
          <text:p text:style-name="P2">Workload_of_Best_effort_task_2 = W_Be_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5.258cm" svg:height="1.123cm" svg:x="19.966cm" svg:y="9.03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6" draw:layer="layout" svg:width="5.855cm" svg:height="1.716cm" svg:x="19.912cm" svg:y="10.1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presentation:style-name="pr4" draw:layer="layout" svg:width="24.762cm" svg:height="2.08cm" svg:x="1.908cm" svg:y="0.46cm" presentation:class="title" presentation:user-transformed="true">
          <draw:text-box>
            <text:p>Case 2 : Best effort task is added on the phone : <text:s/>interactive tasks and the best effort task are present on the phone</text:p>
          </draw:text-box>
        </draw:frame>
        <draw:line draw:style-name="gr19" draw:text-style-name="P3" draw:layer="layout" svg:x1="0.254cm" svg:y1="8.128cm" svg:x2="27.432cm" svg:y2="8.128cm">
          <text:p/>
        </draw:line>
        <draw:frame draw:style-name="gr14" draw:text-style-name="P6" draw:layer="layout" svg:width="4.803cm" svg:height="1.123cm" svg:x="20.575cm" svg:y="5.08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40" draw:text-style-name="P2" draw:layer="layout" svg:width="8.382cm" svg:height="1.016cm" svg:x="0.762cm" svg:y="4.858cm">
          <text:p text:style-name="P2">workload_of_Interactive_tasks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8.382cm" svg:height="1.016cm" svg:x="0.508cm" svg:y="12.192cm">
          <text:p text:style-name="P6">Interactive_tasks_Ener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8.89cm" svg:height="1.016cm" svg:x="10.16cm" svg:y="4.826cm">
          <text:p text:style-name="P6">workload_of_Interactive_tasks_1= W_Int_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9.652cm" svg:y1="3.048cm" svg:x2="9.766cm" svg:y2="13.462cm">
          <text:p/>
        </draw:line>
        <draw:line draw:style-name="gr3" draw:text-style-name="P3" draw:layer="layout" svg:x1="19.812cm" svg:y1="3.048cm" svg:x2="19.812cm" svg:y2="13.462cm">
          <text:p/>
        </draw:line>
        <draw:custom-shape draw:style-name="gr10" draw:text-style-name="P9" draw:layer="layout" svg:width="8.89cm" svg:height="1.016cm" svg:x="10.16cm" svg:y="6.35cm">
          <text:p text:style-name="P6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9.191cm" svg:height="2.064cm" svg:x="0.207cm" svg:y="2.794cm">
          <draw:text-box>
            <text:p>Case 1 : Nothing else is added on the phone : Only interactive tasks are still present on the phone</text:p>
          </draw:text-box>
        </draw:frame>
        <draw:frame draw:style-name="gr4" draw:text-style-name="P4" draw:layer="layout" svg:width="9.191cm" svg:height="2.064cm" svg:x="0cm" svg:y="8.128cm">
          <draw:text-box>
            <text:p>Case 2: A best effort <text:s/>task is added on the phone : <text:s/>interactive tasks and the best effort task are present on the phone</text:p>
          </draw:text-box>
        </draw:frame>
        <draw:custom-shape draw:style-name="gr17" draw:text-style-name="P6" draw:layer="layout" svg:width="8.382cm" svg:height="1.016cm" svg:x="0.508cm" svg:y="10.954cm">
          <text:p text:style-name="P6">Interactive_tasks_wokload</text:p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9.652cm" svg:height="1.016cm" svg:x="9.906cm" svg:y="12.446cm">
          <text:p text:style-name="P2">Energy_of_Interactive_tasks_1 = E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8.382cm" svg:height="1.016cm" svg:x="0.762cm" svg:y="6.35cm">
          <text:p text:style-name="P2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0.414cm" svg:y1="4.064cm" svg:x2="19.304cm" svg:y2="4.064cm">
          <text:p/>
        </draw:line>
        <draw:frame draw:style-name="gr7" draw:text-style-name="P7" draw:layer="layout" svg:width="5.413cm" svg:height="0.725cm" svg:x="12.113cm" svg:y="3.048cm">
          <draw:text-box>
            <text:p>Fixed experiment duration</text:p>
          </draw:text-box>
        </draw:frame>
        <draw:custom-shape draw:style-name="gr43" draw:text-style-name="P12" draw:layer="layout" svg:width="9.652cm" svg:height="1.016cm" svg:x="9.906cm" svg:y="11.176cm">
          <text:p text:style-name="P2">workload_of_Interactive_tasks_1= W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9.652cm" svg:height="1.016cm" svg:x="9.906cm" svg:y="9.906cm">
          <text:p text:style-name="P6">Energy_of_Best_effort_tasks_2 = E_Be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layout" svg:width="9.652cm" svg:height="1.016cm" svg:x="9.906cm" svg:y="8.636cm">
          <text:p text:style-name="P2">Workload_of_Best_effort_task_2 = W_Be_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5.258cm" svg:height="1.123cm" svg:x="19.966cm" svg:y="9.03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4" draw:text-style-name="P6" draw:layer="layout" svg:width="5.855cm" svg:height="1.716cm" svg:x="19.912cm" svg:y="10.1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6" draw:layer="layout" svg:width="8.379cm" svg:height="1.123cm" svg:x="19.712cm" svg:y="11.93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4" draw:layer="layout" svg:width="24.762cm" svg:height="2.08cm" svg:x="1.908cm" svg:y="0.46cm" presentation:class="title" presentation:user-transformed="true">
          <draw:text-box>
            <text:p>Case 2 : Best effort task is added on the phone : <text:s/>interactive tasks and the best effort task are present on the phone</text:p>
          </draw:text-box>
        </draw:frame>
        <draw:line draw:style-name="gr19" draw:text-style-name="P3" draw:layer="layout" svg:x1="0.254cm" svg:y1="8.128cm" svg:x2="27.432cm" svg:y2="8.128cm">
          <text:p/>
        </draw:line>
        <draw:frame draw:style-name="gr14" draw:text-style-name="P6" draw:layer="layout" svg:width="4.803cm" svg:height="1.123cm" svg:x="20.575cm" svg:y="5.0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45" draw:text-style-name="P2" draw:layer="layout" svg:width="8.382cm" svg:height="1.016cm" svg:x="0.762cm" svg:y="4.858cm">
          <text:p text:style-name="P2">workload_of_Interactive_tasks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8.382cm" svg:height="1.016cm" svg:x="0.508cm" svg:y="12.192cm">
          <text:p text:style-name="P6">Interactive_tasks_Ener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8.89cm" svg:height="1.016cm" svg:x="10.16cm" svg:y="4.826cm">
          <text:p text:style-name="P6">workload_of_Interactive_tasks_1= W_Int_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9.652cm" svg:y1="3.048cm" svg:x2="9.766cm" svg:y2="13.462cm">
          <text:p/>
        </draw:line>
        <draw:line draw:style-name="gr3" draw:text-style-name="P3" draw:layer="layout" svg:x1="19.812cm" svg:y1="3.048cm" svg:x2="19.812cm" svg:y2="13.462cm">
          <text:p/>
        </draw:line>
        <draw:custom-shape draw:style-name="gr10" draw:text-style-name="P9" draw:layer="layout" svg:width="8.89cm" svg:height="1.016cm" svg:x="10.16cm" svg:y="6.35cm">
          <text:p text:style-name="P6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9.191cm" svg:height="2.064cm" svg:x="0.207cm" svg:y="2.794cm">
          <draw:text-box>
            <text:p>Case 1 : Nothing else is added on the phone : Only interactive tasks are still present on the phone</text:p>
          </draw:text-box>
        </draw:frame>
        <draw:frame draw:style-name="gr4" draw:text-style-name="P4" draw:layer="layout" svg:width="9.191cm" svg:height="2.064cm" svg:x="0cm" svg:y="8.128cm">
          <draw:text-box>
            <text:p>Case 2: A best effort <text:s/>task is added on the phone : <text:s/>interactive tasks and the best effort task are present on the phone</text:p>
          </draw:text-box>
        </draw:frame>
        <draw:custom-shape draw:style-name="gr17" draw:text-style-name="P6" draw:layer="layout" svg:width="8.382cm" svg:height="1.016cm" svg:x="0.508cm" svg:y="10.954cm">
          <text:p text:style-name="P6">Interactive_tasks_wokload</text:p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9.652cm" svg:height="1.016cm" svg:x="9.906cm" svg:y="12.446cm">
          <text:p text:style-name="P2">Energy_of_Interactive_tasks_1 = E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5" draw:layer="layout" svg:width="8.382cm" svg:height="1.016cm" svg:x="0.762cm" svg:y="6.35cm">
          <text:p text:style-name="P2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0.414cm" svg:y1="4.064cm" svg:x2="19.304cm" svg:y2="4.064cm">
          <text:p/>
        </draw:line>
        <draw:frame draw:style-name="gr7" draw:text-style-name="P7" draw:layer="layout" svg:width="5.413cm" svg:height="0.725cm" svg:x="12.113cm" svg:y="3.048cm">
          <draw:text-box>
            <text:p>Fixed experiment duration</text:p>
          </draw:text-box>
        </draw:frame>
        <draw:custom-shape draw:style-name="gr48" draw:text-style-name="P12" draw:layer="layout" svg:width="9.652cm" svg:height="1.016cm" svg:x="9.906cm" svg:y="11.176cm">
          <text:p text:style-name="P2">workload_of_Interactive_tasks_1= W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9.652cm" svg:height="1.016cm" svg:x="9.906cm" svg:y="9.906cm">
          <text:p text:style-name="P6">Energy_of_Best_effort_tasks_2 = E_Be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9.652cm" svg:height="1.016cm" svg:x="9.906cm" svg:y="8.636cm">
          <text:p text:style-name="P2">Workload_of_Best_effort_task_2 = W_Be_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5.258cm" svg:height="1.123cm" svg:x="19.966cm" svg:y="9.03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6" draw:layer="layout" svg:width="5.855cm" svg:height="1.716cm" svg:x="19.912cm" svg:y="10.1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6" draw:layer="layout" svg:width="8.379cm" svg:height="1.123cm" svg:x="19.752cm" svg:y="11.93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0" draw:text-style-name="P6" draw:layer="layout" svg:width="12.37cm" svg:height="0.635cm" svg:x="15.494cm" svg:y="14.09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presentation:style-name="pr4" draw:layer="layout" svg:width="24.762cm" svg:height="2.08cm" svg:x="1.908cm" svg:y="0.46cm" presentation:class="title" presentation:user-transformed="true">
          <draw:text-box>
            <text:p>Case 2 : Best effort task is added on the phone : <text:s/>interactive tasks and the best effort task are present on the phone</text:p>
          </draw:text-box>
        </draw:frame>
        <draw:line draw:style-name="gr19" draw:text-style-name="P3" draw:layer="layout" svg:x1="0.254cm" svg:y1="8.128cm" svg:x2="27.432cm" svg:y2="8.128cm">
          <text:p/>
        </draw:line>
        <draw:frame draw:style-name="gr14" draw:text-style-name="P6" draw:layer="layout" svg:width="4.803cm" svg:height="1.123cm" svg:x="20.575cm" svg:y="5.08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51" draw:text-style-name="P2" draw:layer="layout" svg:width="8.382cm" svg:height="1.016cm" svg:x="0.762cm" svg:y="4.858cm">
          <text:p text:style-name="P2">workload_of_Interactive_tasks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8.382cm" svg:height="1.016cm" svg:x="0.508cm" svg:y="12.192cm">
          <text:p text:style-name="P6">Interactive_tasks_Ener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8.89cm" svg:height="1.016cm" svg:x="10.16cm" svg:y="4.826cm">
          <text:p text:style-name="P6">workload_of_Interactive_tasks_1= W_Int_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9.652cm" svg:y1="3.048cm" svg:x2="9.766cm" svg:y2="13.462cm">
          <text:p/>
        </draw:line>
        <draw:line draw:style-name="gr3" draw:text-style-name="P3" draw:layer="layout" svg:x1="19.812cm" svg:y1="3.048cm" svg:x2="19.812cm" svg:y2="13.462cm">
          <text:p/>
        </draw:line>
        <draw:custom-shape draw:style-name="gr10" draw:text-style-name="P9" draw:layer="layout" svg:width="8.89cm" svg:height="1.016cm" svg:x="10.16cm" svg:y="6.35cm">
          <text:p text:style-name="P6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9.191cm" svg:height="2.064cm" svg:x="0.207cm" svg:y="2.794cm">
          <draw:text-box>
            <text:p>Case 1 : Nothing else is added on the phone : Only interactive tasks are still present on the phone</text:p>
          </draw:text-box>
        </draw:frame>
        <draw:frame draw:style-name="gr4" draw:text-style-name="P4" draw:layer="layout" svg:width="9.191cm" svg:height="2.064cm" svg:x="0cm" svg:y="8.128cm">
          <draw:text-box>
            <text:p>Case 2: A best effort <text:s/>task is added on the phone : <text:s/>interactive tasks and the best effort task are present on the phone</text:p>
          </draw:text-box>
        </draw:frame>
        <draw:custom-shape draw:style-name="gr17" draw:text-style-name="P6" draw:layer="layout" svg:width="8.382cm" svg:height="1.016cm" svg:x="0.508cm" svg:y="10.954cm">
          <text:p text:style-name="P6">Interactive_tasks_wokload</text:p>
          <draw:enhanced-geometry svg:viewBox="0 0 21600 21600" draw:type="rectangle" draw:enhanced-path="M 0 0 L 21600 0 21600 21600 0 21600 0 0 Z N"/>
        </draw:custom-shape>
        <draw:custom-shape draw:style-name="gr52" draw:text-style-name="P11" draw:layer="layout" svg:width="9.652cm" svg:height="1.016cm" svg:x="9.906cm" svg:y="12.446cm">
          <text:p text:style-name="P2">Energy_of_Interactive_tasks_1 = E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" draw:layer="layout" svg:width="8.382cm" svg:height="1.016cm" svg:x="0.762cm" svg:y="6.35cm">
          <text:p text:style-name="P2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0.414cm" svg:y1="4.064cm" svg:x2="19.304cm" svg:y2="4.064cm">
          <text:p/>
        </draw:line>
        <draw:frame draw:style-name="gr7" draw:text-style-name="P7" draw:layer="layout" svg:width="5.413cm" svg:height="0.725cm" svg:x="12.113cm" svg:y="3.048cm">
          <draw:text-box>
            <text:p>Fixed experiment duration</text:p>
          </draw:text-box>
        </draw:frame>
        <draw:custom-shape draw:style-name="gr54" draw:text-style-name="P12" draw:layer="layout" svg:width="9.652cm" svg:height="1.016cm" svg:x="9.906cm" svg:y="11.176cm">
          <text:p text:style-name="P2">workload_of_Interactive_tasks_1= W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9.652cm" svg:height="1.016cm" svg:x="9.906cm" svg:y="9.906cm">
          <text:p text:style-name="P6">Energy_of_Best_effort_tasks_2 = E_Be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2" draw:layer="layout" svg:width="9.652cm" svg:height="1.016cm" svg:x="9.906cm" svg:y="8.636cm">
          <text:p text:style-name="P2">Workload_of_Best_effort_task_2 = W_Be_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5.258cm" svg:height="1.123cm" svg:x="19.966cm" svg:y="9.03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6" draw:layer="layout" svg:width="5.855cm" svg:height="1.716cm" svg:x="19.912cm" svg:y="10.1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6" draw:layer="layout" svg:width="8.379cm" svg:height="1.123cm" svg:x="19.752cm" svg:y="11.93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0" draw:text-style-name="P6" draw:layer="layout" svg:width="12.37cm" svg:height="0.635cm" svg:x="15.594cm" svg:y="14.09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4" draw:layer="layout" svg:width="24.762cm" svg:height="2.08cm" svg:x="1.908cm" svg:y="0.46cm" presentation:class="title" presentation:user-transformed="true">
          <draw:text-box>
            <text:p>Case 2 : Best effort task is added on the phone : <text:s/>interactive tasks and the best effort task are present on the phone</text:p>
          </draw:text-box>
        </draw:frame>
        <draw:line draw:style-name="gr19" draw:text-style-name="P3" draw:layer="layout" svg:x1="0.254cm" svg:y1="8.128cm" svg:x2="27.432cm" svg:y2="8.128cm">
          <text:p/>
        </draw:line>
        <draw:frame draw:style-name="gr14" draw:text-style-name="P6" draw:layer="layout" svg:width="4.803cm" svg:height="1.123cm" svg:x="20.575cm" svg:y="5.08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custom-shape draw:style-name="gr56" draw:text-style-name="P13" draw:layer="layout" svg:width="15.24cm" svg:height="2.032cm" svg:x="0.154cm" svg:y="13.562cm">
          <text:p/>
          <draw:enhanced-geometry svg:viewBox="0 0 21600 21600" draw:type="rectangle" draw:enhanced-path="M 0 0 L 21600 0 21600 21600 0 21600 0 0 Z N"/>
        </draw:custom-shape>
        <draw:frame draw:style-name="gr50" draw:text-style-name="P6" draw:layer="layout" svg:width="13.062cm" svg:height="0.888cm" svg:x="0.4cm" svg:y="14.09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57" draw:text-style-name="P2" draw:layer="layout" svg:width="8.382cm" svg:height="1.016cm" svg:x="0.762cm" svg:y="4.858cm">
          <text:p text:style-name="P2">workload_of_Interactive_tasks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8.382cm" svg:height="1.016cm" svg:x="0.508cm" svg:y="12.192cm">
          <text:p text:style-name="P6">Interactive_tasks_Ener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8.89cm" svg:height="1.016cm" svg:x="10.16cm" svg:y="4.826cm">
          <text:p text:style-name="P6">workload_of_Interactive_tasks_1= W_Int_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9.652cm" svg:y1="3.048cm" svg:x2="9.766cm" svg:y2="13.462cm">
          <text:p/>
        </draw:line>
        <draw:line draw:style-name="gr3" draw:text-style-name="P3" draw:layer="layout" svg:x1="19.812cm" svg:y1="3.048cm" svg:x2="19.812cm" svg:y2="13.462cm">
          <text:p/>
        </draw:line>
        <draw:custom-shape draw:style-name="gr10" draw:text-style-name="P9" draw:layer="layout" svg:width="8.89cm" svg:height="1.016cm" svg:x="10.16cm" svg:y="6.35cm">
          <text:p text:style-name="P6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9.191cm" svg:height="2.064cm" svg:x="0.207cm" svg:y="2.794cm">
          <draw:text-box>
            <text:p>Case 1 : Nothing else is added on the phone : Only interactive tasks are still present on the phone</text:p>
          </draw:text-box>
        </draw:frame>
        <draw:frame draw:style-name="gr4" draw:text-style-name="P4" draw:layer="layout" svg:width="9.191cm" svg:height="2.064cm" svg:x="0cm" svg:y="8.128cm">
          <draw:text-box>
            <text:p>Case 2: A best effort <text:s/>task is added on the phone : <text:s/>interactive tasks and the best effort task are present on the phone</text:p>
          </draw:text-box>
        </draw:frame>
        <draw:custom-shape draw:style-name="gr17" draw:text-style-name="P6" draw:layer="layout" svg:width="8.382cm" svg:height="1.016cm" svg:x="0.508cm" svg:y="10.954cm">
          <text:p text:style-name="P6">Interactive_tasks_wokload</text:p>
          <draw:enhanced-geometry svg:viewBox="0 0 21600 21600" draw:type="rectangle" draw:enhanced-path="M 0 0 L 21600 0 21600 21600 0 21600 0 0 Z N"/>
        </draw:custom-shape>
        <draw:custom-shape draw:style-name="gr58" draw:text-style-name="P11" draw:layer="layout" svg:width="9.652cm" svg:height="1.016cm" svg:x="9.906cm" svg:y="12.446cm">
          <text:p text:style-name="P2">Energy_of_Interactive_tasks_1 = E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8.382cm" svg:height="1.016cm" svg:x="0.762cm" svg:y="6.35cm">
          <text:p text:style-name="P2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0.414cm" svg:y1="4.064cm" svg:x2="19.304cm" svg:y2="4.064cm">
          <text:p/>
        </draw:line>
        <draw:frame draw:style-name="gr7" draw:text-style-name="P7" draw:layer="layout" svg:width="5.413cm" svg:height="0.725cm" svg:x="12.113cm" svg:y="3.048cm">
          <draw:text-box>
            <text:p>Fixed experiment duration</text:p>
          </draw:text-box>
        </draw:frame>
        <draw:custom-shape draw:style-name="gr60" draw:text-style-name="P12" draw:layer="layout" svg:width="9.652cm" svg:height="1.016cm" svg:x="9.906cm" svg:y="11.176cm">
          <text:p text:style-name="P2">workload_of_Interactive_tasks_1= W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9.652cm" svg:height="1.016cm" svg:x="9.906cm" svg:y="9.906cm">
          <text:p text:style-name="P6">Energy_of_Best_effort_tasks_2 = E_Be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2" draw:layer="layout" svg:width="9.652cm" svg:height="1.016cm" svg:x="9.906cm" svg:y="8.636cm">
          <text:p text:style-name="P2">Workload_of_Best_effort_task_2 = W_Be_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5.258cm" svg:height="1.123cm" svg:x="19.966cm" svg:y="9.03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4" draw:text-style-name="P6" draw:layer="layout" svg:width="5.855cm" svg:height="1.716cm" svg:x="19.912cm" svg:y="10.1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6" draw:layer="layout" svg:width="8.379cm" svg:height="1.123cm" svg:x="19.752cm" svg:y="11.93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50" draw:text-style-name="P6" draw:layer="layout" svg:width="12.37cm" svg:height="0.635cm" svg:x="15.594cm" svg:y="14.09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presentation:style-name="pr4" draw:layer="layout" svg:width="24.762cm" svg:height="2.08cm" svg:x="1.908cm" svg:y="0.46cm" presentation:class="title" presentation:user-transformed="true">
          <draw:text-box>
            <text:p>Case 2 : Best effort task is added on the phone : <text:s/>interactive tasks and the best effort task are present on the phone</text:p>
          </draw:text-box>
        </draw:frame>
        <draw:line draw:style-name="gr19" draw:text-style-name="P3" draw:layer="layout" svg:x1="0.254cm" svg:y1="8.128cm" svg:x2="27.432cm" svg:y2="8.128cm">
          <text:p/>
        </draw:line>
        <draw:frame draw:style-name="gr14" draw:text-style-name="P6" draw:layer="layout" svg:width="4.803cm" svg:height="1.123cm" svg:x="20.575cm" svg:y="5.08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style-name="gr56" draw:text-style-name="P13" draw:layer="layout" svg:width="15.24cm" svg:height="2.032cm" svg:x="0.154cm" svg:y="13.562cm">
          <text:p/>
          <draw:enhanced-geometry svg:viewBox="0 0 21600 21600" draw:type="rectangle" draw:enhanced-path="M 0 0 L 21600 0 21600 21600 0 21600 0 0 Z N"/>
        </draw:custom-shape>
        <draw:frame draw:style-name="gr50" draw:text-style-name="P6" draw:layer="layout" svg:width="14.416cm" svg:height="1.881cm" svg:x="0.254cm" svg:y="13.61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Long_20_Dot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font-size="15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6:54:07.462903673</meta:creation-date>
    <dc:date>2022-03-25T13:28:21.496868014</dc:date>
    <meta:editing-duration>PT18H57M</meta:editing-duration>
    <meta:editing-cycles>4</meta:editing-cycles>
    <meta:generator>LibreOffice/6.4.7.2$Linux_X86_64 LibreOffice_project/40$Build-2</meta:generator>
    <meta:document-statistic meta:object-count="265"/>
  </office:meta>
</office:document-meta>
</file>

<file path=Object 1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sub>
        <mi>e</mi>
        <mn>1</mn>
      </msub>
      <mo stretchy="false">=</mo>
      <mfrac>
        <msub>
          <mi>E</mi>
          <mrow>
            <mi mathvariant="italic">Inter</mi>
            <mn>1</mn>
          </mrow>
        </msub>
        <msub>
          <mi>W</mi>
          <mrow>
            <mi mathvariant="italic">Inter</mi>
            <mn>1</mn>
          </mrow>
        </msub>
      </mfrac>
    </mrow>
    <annotation encoding="StarMath 5.0">efficiency_System = e_1 =  {E_{Inter 1}} over {W_{Inter 1}}   

 </annotation>
  </semantics>
</math>
</file>

<file path=Object 10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frac>
        <mrow>
          <msub>
            <mi>E</mi>
            <mrow>
              <mi mathvariant="italic">Inter</mi>
              <mn>2</mn>
            </mrow>
          </msub>
          <mo stretchy="false">+</mo>
          <msub>
            <mi>E</mi>
            <mrow>
              <mi mathvariant="italic">Be</mi>
              <mn>2</mn>
            </mrow>
          </msub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fficiency_System =  {E_{Inter 2} + E_{Be 2}} over {W_{Inter 2} + W_{Be 2}}   

 </annotation>
  </semantics>
</math>
</file>

<file path=Object 11/content.xml><?xml version="1.0" encoding="utf-8"?>
<math xmlns="http://www.w3.org/1998/Math/MathML" display="block">
  <semantics>
    <mrow>
      <msub>
        <mi>e</mi>
        <mn>2</mn>
      </msub>
      <mo stretchy="false">=</mo>
      <mfrac>
        <mrow>
          <mrow>
            <msub>
              <mi>E</mi>
              <mrow>
                <mi mathvariant="italic">Inter</mi>
                <mn>2</mn>
              </mrow>
            </msub>
            <mo stretchy="false">×</mo>
            <mfrac>
              <msub>
                <mi>W</mi>
                <mrow>
                  <mi mathvariant="italic">Inter</mi>
                  <mn>2</mn>
                </mrow>
              </msub>
              <msub>
                <mi>W</mi>
                <mrow>
                  <mi mathvariant="italic">Inter</mi>
                  <mn>2</mn>
                </mrow>
              </msub>
            </mfrac>
          </mrow>
          <mo stretchy="false">+</mo>
          <mrow>
            <msub>
              <mi>E</mi>
              <mrow>
                <mi mathvariant="italic">Be</mi>
                <mn>2</mn>
              </mrow>
            </msub>
            <mo stretchy="false">×</mo>
            <mfrac>
              <msub>
                <mi>W</mi>
                <mrow>
                  <mi mathvariant="italic">Be</mi>
                  <mn>2</mn>
                </mrow>
              </msub>
              <msub>
                <mi>W</mi>
                <mrow>
                  <mi mathvariant="italic">Be</mi>
                  <mn>2</mn>
                </mrow>
              </msub>
            </mfrac>
          </mrow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_2 =   
        {  
         E_{Inter 2} 
            times 
         { W_{Inter 2} over W_{Inter 2} } 
         
           + 
         
         E_{Be 2} 
            times   
          {W_{Be 2} over W_{Be 2}}
        
        }
         over 
     {W_{Inter 2} + W_{Be 2}}   

       
 </annotation>
  </semantics>
</math>
</file>

<file path=Object 12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sub>
        <mi>e</mi>
        <mn>1</mn>
      </msub>
      <mo stretchy="false">=</mo>
      <mfrac>
        <msub>
          <mi>E</mi>
          <mrow>
            <mi mathvariant="italic">Inter</mi>
            <mn>1</mn>
          </mrow>
        </msub>
        <msub>
          <mi>W</mi>
          <mrow>
            <mi mathvariant="italic">Inter</mi>
            <mn>1</mn>
          </mrow>
        </msub>
      </mfrac>
    </mrow>
    <annotation encoding="StarMath 5.0">efficiency_System = e_1 =  {E_{Inter 1}} over {W_{Inter 1}}   

 </annotation>
  </semantics>
</math>
</file>

<file path=Object 13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frac>
        <mrow>
          <msub>
            <mi>E</mi>
            <mrow>
              <mi mathvariant="italic">Inter</mi>
              <mn>2</mn>
            </mrow>
          </msub>
          <mo stretchy="false">+</mo>
          <msub>
            <mi>E</mi>
            <mrow>
              <mi mathvariant="italic">Be</mi>
              <mn>2</mn>
            </mrow>
          </msub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fficiency_System =  {E_{Inter 2} + E_{Be 2}} over {W_{Inter 2} + W_{Be 2}}   

 </annotation>
  </semantics>
</math>
</file>

<file path=Object 14/content.xml><?xml version="1.0" encoding="utf-8"?>
<math xmlns="http://www.w3.org/1998/Math/MathML" display="block">
  <semantics>
    <mrow>
      <msub>
        <mi>e</mi>
        <mn>2</mn>
      </msub>
      <mo stretchy="false">=</mo>
      <mfrac>
        <mrow>
          <mrow>
            <msub>
              <mi mathvariant="italic">efficiency</mi>
              <mrow>
                <mi mathvariant="italic">Inter</mi>
                <mn>2</mn>
              </mrow>
            </msub>
            <mo stretchy="false">×</mo>
            <msub>
              <mi>W</mi>
              <mrow>
                <mi mathvariant="italic">Inter</mi>
                <mn>2</mn>
              </mrow>
            </msub>
          </mrow>
          <mo stretchy="false">+</mo>
          <mrow>
            <msub>
              <mi mathvariant="italic">efficiency</mi>
              <mrow>
                <mi mathvariant="italic">Be</mi>
                <mn>2</mn>
              </mrow>
            </msub>
            <mo stretchy="false">×</mo>
            <msub>
              <mi>W</mi>
              <mrow>
                <mi mathvariant="italic">Be</mi>
                <mn>2</mn>
              </mrow>
            </msub>
          </mrow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_2 =   
        {  
         efficiency_{Inter 2} 
            times 
         W_{Inter 2} 
        
         
           + 
         
         efficiency_{Be 2} 
            times   
           W_{Be 2}
        
        }
         over 
     {W_{Inter 2} + W_{Be 2}}   

       
 </annotation>
  </semantics>
</math>
</file>

<file path=Object 15/content.xml><?xml version="1.0" encoding="utf-8"?>
<math xmlns="http://www.w3.org/1998/Math/MathML" display="block">
  <semantics>
    <mrow>
      <mrow>
        <msub>
          <mi mathvariant="italic">efficiency</mi>
          <mi mathvariant="italic">ofSystem</mi>
        </msub>
        <mo stretchy="false">=</mo>
        <msub>
          <mi>e</mi>
          <mn>2</mn>
        </msub>
        <mo stretchy="false">=</mo>
        <mrow>
          <msub>
            <mi mathvariant="italic">efficiency</mi>
            <mrow>
              <mi mathvariant="italic">Inter</mi>
              <mn>2</mn>
            </mrow>
          </msub>
          <mo stretchy="false">×</mo>
          <mtext>%</mtext>
        </mrow>
      </mrow>
      <mrow>
        <msub>
          <mi>W</mi>
          <mrow>
            <mi mathvariant="italic">Inter</mi>
            <mn>2</mn>
          </mrow>
        </msub>
        <mo stretchy="false">+</mo>
        <mrow>
          <msub>
            <mi mathvariant="italic">efficiency</mi>
            <mrow>
              <mi mathvariant="italic">Be</mi>
              <mn>2</mn>
            </mrow>
          </msub>
          <mo stretchy="false">×</mo>
          <mtext>%</mtext>
        </mrow>
      </mrow>
      <msub>
        <mi>W</mi>
        <mrow>
          <mi mathvariant="italic">Be</mi>
          <mn>2</mn>
        </mrow>
      </msub>
    </mrow>
    <annotation encoding="StarMath 5.0">efficiency_ofSystem = e_2 =  
       
         efficiency_{Inter 2} 
            times 
        % W_{Inter 2} 
        
         
           + 
         
         efficiency_{Be 2} 
            times   
         %  W_{Be 2}
        
      

       
 </annotation>
  </semantics>
</math>
</file>

<file path=Object 16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sub>
        <mi>e</mi>
        <mn>1</mn>
      </msub>
      <mo stretchy="false">=</mo>
      <mfrac>
        <msub>
          <mi>E</mi>
          <mrow>
            <mi mathvariant="italic">Inter</mi>
            <mn>1</mn>
          </mrow>
        </msub>
        <msub>
          <mi>W</mi>
          <mrow>
            <mi mathvariant="italic">Inter</mi>
            <mn>1</mn>
          </mrow>
        </msub>
      </mfrac>
    </mrow>
    <annotation encoding="StarMath 5.0">efficiency_System = e_1 =  {E_{Inter 1}} over {W_{Inter 1}}   

 </annotation>
  </semantics>
</math>
</file>

<file path=Object 17/content.xml><?xml version="1.0" encoding="utf-8"?>
<math xmlns="http://www.w3.org/1998/Math/MathML" display="block">
  <semantics>
    <mrow>
      <mrow>
        <mrow>
          <msub>
            <mi>e</mi>
            <mn>2</mn>
          </msub>
          <mo stretchy="false">−</mo>
          <msub>
            <mi>e</mi>
            <mn>1</mn>
          </msub>
        </mrow>
        <mo stretchy="false">=</mo>
        <mrow>
          <msub>
            <mi mathvariant="italic">efficiency</mi>
            <mrow>
              <mi mathvariant="italic">Inter</mi>
              <mn>2</mn>
            </mrow>
          </msub>
          <mo stretchy="false">×</mo>
          <mtext>%</mtext>
        </mrow>
      </mrow>
      <mrow>
        <msub>
          <mi>W</mi>
          <mrow>
            <mi mathvariant="italic">Inter</mi>
            <mn>2</mn>
          </mrow>
        </msub>
        <mo stretchy="false">+</mo>
        <mrow>
          <msub>
            <mi mathvariant="italic">efficiency</mi>
            <mrow>
              <mi mathvariant="italic">Be</mi>
              <mn>2</mn>
            </mrow>
          </msub>
          <mo stretchy="false">×</mo>
          <mtext>%</mtext>
        </mrow>
      </mrow>
      <mrow>
        <msub>
          <mi>W</mi>
          <mrow>
            <mi mathvariant="italic">Be</mi>
            <mn>2</mn>
          </mrow>
        </msub>
        <mo stretchy="false">−</mo>
        <msub>
          <mi mathvariant="italic">efficiency</mi>
          <mrow>
            <mi mathvariant="italic">Inter</mi>
            <mn>1</mn>
          </mrow>
        </msub>
      </mrow>
    </mrow>
    <annotation encoding="StarMath 5.0"> e_2 - e_1 =  
       
         efficiency_{Inter 2} 
            times 
        % W_{Inter 2} 
        
         
           + 
         
         efficiency_{Be 2} 
            times   
         %  W_{Be 2}
           - 
           
        efficiency_{Inter 1} 
        
 </annotation>
  </semantics>
</math>
</file>

<file path=Object 18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frac>
        <mrow>
          <msub>
            <mi>E</mi>
            <mrow>
              <mi mathvariant="italic">Inter</mi>
              <mn>2</mn>
            </mrow>
          </msub>
          <mo stretchy="false">+</mo>
          <msub>
            <mi>E</mi>
            <mrow>
              <mi mathvariant="italic">Be</mi>
              <mn>2</mn>
            </mrow>
          </msub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fficiency_System =  {E_{Inter 2} + E_{Be 2}} over {W_{Inter 2} + W_{Be 2}}   

 </annotation>
  </semantics>
</math>
</file>

<file path=Object 19/content.xml><?xml version="1.0" encoding="utf-8"?>
<math xmlns="http://www.w3.org/1998/Math/MathML" display="block">
  <semantics>
    <mrow>
      <msub>
        <mi>e</mi>
        <mn>2</mn>
      </msub>
      <mo stretchy="false">=</mo>
      <mfrac>
        <mrow>
          <mrow>
            <msub>
              <mi>E</mi>
              <mrow>
                <mi mathvariant="italic">Inter</mi>
                <mn>2</mn>
              </mrow>
            </msub>
            <mo stretchy="false">×</mo>
            <mfrac>
              <msub>
                <mi>W</mi>
                <mrow>
                  <mi mathvariant="italic">Inter</mi>
                  <mn>2</mn>
                </mrow>
              </msub>
              <msub>
                <mi>W</mi>
                <mrow>
                  <mi mathvariant="italic">Inter</mi>
                  <mn>2</mn>
                </mrow>
              </msub>
            </mfrac>
          </mrow>
          <mo stretchy="false">+</mo>
          <mrow>
            <msub>
              <mi>E</mi>
              <mrow>
                <mi mathvariant="italic">Be</mi>
                <mn>2</mn>
              </mrow>
            </msub>
            <mo stretchy="false">×</mo>
            <mfrac>
              <msub>
                <mi>W</mi>
                <mrow>
                  <mi mathvariant="italic">Be</mi>
                  <mn>2</mn>
                </mrow>
              </msub>
              <msub>
                <mi>W</mi>
                <mrow>
                  <mi mathvariant="italic">Be</mi>
                  <mn>2</mn>
                </mrow>
              </msub>
            </mfrac>
          </mrow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_2 =   
        {  
         E_{Inter 2} 
            times 
         { W_{Inter 2} over W_{Inter 2} } 
         
           + 
         
         E_{Be 2} 
            times   
          {W_{Be 2} over W_{Be 2}}
        
        }
         over 
     {W_{Inter 2} + W_{Be 2}}   

       
 </annotation>
  </semantics>
</math>
</file>

<file path=Object 2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sub>
        <mi>e</mi>
        <mn>1</mn>
      </msub>
      <mo stretchy="false">=</mo>
      <mfrac>
        <msub>
          <mi>E</mi>
          <mrow>
            <mi mathvariant="italic">Inter</mi>
            <mn>1</mn>
          </mrow>
        </msub>
        <msub>
          <mi>W</mi>
          <mrow>
            <mi mathvariant="italic">Inter</mi>
            <mn>1</mn>
          </mrow>
        </msub>
      </mfrac>
    </mrow>
    <annotation encoding="StarMath 5.0">efficiency_System = e_1 =  {E_{Inter 1}} over {W_{Inter 1}}   

 </annotation>
  </semantics>
</math>
</file>

<file path=Object 20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frac>
        <mrow>
          <msub>
            <mi>E</mi>
            <mrow>
              <mi mathvariant="italic">Inter</mi>
              <mn>2</mn>
            </mrow>
          </msub>
          <mo stretchy="false">+</mo>
          <msub>
            <mi>E</mi>
            <mrow>
              <mi mathvariant="italic">Be</mi>
              <mn>2</mn>
            </mrow>
          </msub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fficiency_System =  {E_{Inter 2} + E_{Be 2}} over {W_{Inter 2} + W_{Be 2}}   

 </annotation>
  </semantics>
</math>
</file>

<file path=Object 21/content.xml><?xml version="1.0" encoding="utf-8"?>
<math xmlns="http://www.w3.org/1998/Math/MathML" display="block">
  <semantics>
    <mrow>
      <msub>
        <mi>e</mi>
        <mn>2</mn>
      </msub>
      <mo stretchy="false">=</mo>
      <mfrac>
        <mrow>
          <mrow>
            <msub>
              <mi>E</mi>
              <mrow>
                <mi mathvariant="italic">Inter</mi>
                <mn>2</mn>
              </mrow>
            </msub>
            <mo stretchy="false">×</mo>
            <mfrac>
              <msub>
                <mi>W</mi>
                <mrow>
                  <mi mathvariant="italic">Inter</mi>
                  <mn>2</mn>
                </mrow>
              </msub>
              <msub>
                <mi>W</mi>
                <mrow>
                  <mi mathvariant="italic">Inter</mi>
                  <mn>2</mn>
                </mrow>
              </msub>
            </mfrac>
          </mrow>
          <mo stretchy="false">+</mo>
          <mrow>
            <msub>
              <mi>E</mi>
              <mrow>
                <mi mathvariant="italic">Be</mi>
                <mn>2</mn>
              </mrow>
            </msub>
            <mo stretchy="false">×</mo>
            <mfrac>
              <msub>
                <mi>W</mi>
                <mrow>
                  <mi mathvariant="italic">Be</mi>
                  <mn>2</mn>
                </mrow>
              </msub>
              <msub>
                <mi>W</mi>
                <mrow>
                  <mi mathvariant="italic">Be</mi>
                  <mn>2</mn>
                </mrow>
              </msub>
            </mfrac>
          </mrow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_2 =   
        {  
         E_{Inter 2} 
            times 
         { W_{Inter 2} over W_{Inter 2} } 
         
           + 
         
         E_{Be 2} 
            times   
          {W_{Be 2} over W_{Be 2}}
        
        }
         over 
     {W_{Inter 2} + W_{Be 2}}   

       
 </annotation>
  </semantics>
</math>
</file>

<file path=Object 22/content.xml><?xml version="1.0" encoding="utf-8"?>
<math xmlns="http://www.w3.org/1998/Math/MathML" display="block">
  <semantics>
    <mrow>
      <msub>
        <mi>e</mi>
        <mn>2</mn>
      </msub>
      <mo stretchy="false">=</mo>
      <mfrac>
        <mrow>
          <mrow>
            <msub>
              <mi mathvariant="italic">efficiency</mi>
              <mrow>
                <mi mathvariant="italic">Inter</mi>
                <mn>2</mn>
              </mrow>
            </msub>
            <mo stretchy="false">×</mo>
            <msub>
              <mi>W</mi>
              <mrow>
                <mi mathvariant="italic">Inter</mi>
                <mn>2</mn>
              </mrow>
            </msub>
          </mrow>
          <mo stretchy="false">+</mo>
          <mrow>
            <msub>
              <mi mathvariant="italic">efficiency</mi>
              <mrow>
                <mi mathvariant="italic">Be</mi>
                <mn>2</mn>
              </mrow>
            </msub>
            <mo stretchy="false">×</mo>
            <msub>
              <mi>W</mi>
              <mrow>
                <mi mathvariant="italic">Be</mi>
                <mn>2</mn>
              </mrow>
            </msub>
          </mrow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_2 =   
        {  
         efficiency_{Inter 2} 
            times 
         W_{Inter 2} 
        
         
           + 
         
         efficiency_{Be 2} 
            times   
           W_{Be 2}
        
        }
         over 
     {W_{Inter 2} + W_{Be 2}}   

       
 </annotation>
  </semantics>
</math>
</file>

<file path=Object 23/content.xml><?xml version="1.0" encoding="utf-8"?>
<math xmlns="http://www.w3.org/1998/Math/MathML" display="block">
  <semantics>
    <mrow>
      <mrow>
        <msub>
          <mi mathvariant="italic">efficiency</mi>
          <mi mathvariant="italic">ofSystem</mi>
        </msub>
        <mo stretchy="false">=</mo>
        <msub>
          <mi>e</mi>
          <mn>2</mn>
        </msub>
        <mo stretchy="false">=</mo>
        <mrow>
          <msub>
            <mi mathvariant="italic">efficiency</mi>
            <mrow>
              <mi mathvariant="italic">Inter</mi>
              <mn>2</mn>
            </mrow>
          </msub>
          <mo stretchy="false">×</mo>
          <mtext>%</mtext>
        </mrow>
      </mrow>
      <mrow>
        <msub>
          <mi>W</mi>
          <mrow>
            <mi mathvariant="italic">Inter</mi>
            <mn>2</mn>
          </mrow>
        </msub>
        <mo stretchy="false">+</mo>
        <mrow>
          <msub>
            <mi mathvariant="italic">efficiency</mi>
            <mrow>
              <mi mathvariant="italic">Be</mi>
              <mn>2</mn>
            </mrow>
          </msub>
          <mo stretchy="false">×</mo>
          <mtext>%</mtext>
        </mrow>
      </mrow>
      <msub>
        <mi>W</mi>
        <mrow>
          <mi mathvariant="italic">Be</mi>
          <mn>2</mn>
        </mrow>
      </msub>
    </mrow>
    <annotation encoding="StarMath 5.0">efficiency_ofSystem = e_2 =  
       
         efficiency_{Inter 2} 
            times 
        % W_{Inter 2} 
        
         
           + 
         
         efficiency_{Be 2} 
            times   
         %  W_{Be 2}
        
      

       
 </annotation>
  </semantics>
</math>
</file>

<file path=Object 24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sub>
        <mi>e</mi>
        <mn>1</mn>
      </msub>
      <mo stretchy="false">=</mo>
      <mfrac>
        <msub>
          <mi>E</mi>
          <mrow>
            <mi mathvariant="italic">Inter</mi>
            <mn>1</mn>
          </mrow>
        </msub>
        <msub>
          <mi>W</mi>
          <mrow>
            <mi mathvariant="italic">Inter</mi>
            <mn>1</mn>
          </mrow>
        </msub>
      </mfrac>
    </mrow>
    <annotation encoding="StarMath 5.0">efficiency_System = e_1 =  {E_{Inter 1}} over {W_{Inter 1}}   

 </annotation>
  </semantics>
</math>
</file>

<file path=Object 25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frac>
        <mrow>
          <msub>
            <mi>E</mi>
            <mrow>
              <mi mathvariant="italic">Inter</mi>
              <mn>2</mn>
            </mrow>
          </msub>
          <mo stretchy="false">+</mo>
          <msub>
            <mi>E</mi>
            <mrow>
              <mi mathvariant="italic">Be</mi>
              <mn>2</mn>
            </mrow>
          </msub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fficiency_System =  {E_{Inter 2} + E_{Be 2}} over {W_{Inter 2} + W_{Be 2}}   

 </annotation>
  </semantics>
</math>
</file>

<file path=Object 26/content.xml><?xml version="1.0" encoding="utf-8"?>
<math xmlns="http://www.w3.org/1998/Math/MathML" display="block">
  <semantics>
    <mrow>
      <msub>
        <mi>e</mi>
        <mn>2</mn>
      </msub>
      <mo stretchy="false">=</mo>
      <mfrac>
        <mrow>
          <mrow>
            <msub>
              <mi>E</mi>
              <mrow>
                <mi mathvariant="italic">Inter</mi>
                <mn>2</mn>
              </mrow>
            </msub>
            <mo stretchy="false">×</mo>
            <mfrac>
              <msub>
                <mi>W</mi>
                <mrow>
                  <mi mathvariant="italic">Inter</mi>
                  <mn>2</mn>
                </mrow>
              </msub>
              <msub>
                <mi>W</mi>
                <mrow>
                  <mi mathvariant="italic">Inter</mi>
                  <mn>2</mn>
                </mrow>
              </msub>
            </mfrac>
          </mrow>
          <mo stretchy="false">+</mo>
          <mrow>
            <msub>
              <mi>E</mi>
              <mrow>
                <mi mathvariant="italic">Be</mi>
                <mn>2</mn>
              </mrow>
            </msub>
            <mo stretchy="false">×</mo>
            <mfrac>
              <msub>
                <mi>W</mi>
                <mrow>
                  <mi mathvariant="italic">Be</mi>
                  <mn>2</mn>
                </mrow>
              </msub>
              <msub>
                <mi>W</mi>
                <mrow>
                  <mi mathvariant="italic">Be</mi>
                  <mn>2</mn>
                </mrow>
              </msub>
            </mfrac>
          </mrow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_2 =   
        {  
         E_{Inter 2} 
            times 
         { W_{Inter 2} over W_{Inter 2} } 
         
           + 
         
         E_{Be 2} 
            times   
          {W_{Be 2} over W_{Be 2}}
        
        }
         over 
     {W_{Inter 2} + W_{Be 2}}   

       
 </annotation>
  </semantics>
</math>
</file>

<file path=Object 27/content.xml><?xml version="1.0" encoding="utf-8"?>
<math xmlns="http://www.w3.org/1998/Math/MathML" display="block">
  <semantics>
    <mrow>
      <msub>
        <mi>e</mi>
        <mn>2</mn>
      </msub>
      <mo stretchy="false">=</mo>
      <mfrac>
        <mrow>
          <mrow>
            <msub>
              <mi mathvariant="italic">efficiency</mi>
              <mrow>
                <mi mathvariant="italic">Inter</mi>
                <mn>2</mn>
              </mrow>
            </msub>
            <mo stretchy="false">×</mo>
            <msub>
              <mi>W</mi>
              <mrow>
                <mi mathvariant="italic">Inter</mi>
                <mn>2</mn>
              </mrow>
            </msub>
          </mrow>
          <mo stretchy="false">+</mo>
          <mrow>
            <msub>
              <mi mathvariant="italic">efficiency</mi>
              <mrow>
                <mi mathvariant="italic">Be</mi>
                <mn>2</mn>
              </mrow>
            </msub>
            <mo stretchy="false">×</mo>
            <msub>
              <mi>W</mi>
              <mrow>
                <mi mathvariant="italic">Be</mi>
                <mn>2</mn>
              </mrow>
            </msub>
          </mrow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_2 =   
        {  
         efficiency_{Inter 2} 
            times 
         W_{Inter 2} 
        
         
           + 
         
         efficiency_{Be 2} 
            times   
           W_{Be 2}
        
        }
         over 
     {W_{Inter 2} + W_{Be 2}}   

       
 </annotation>
  </semantics>
</math>
</file>

<file path=Object 28/content.xml><?xml version="1.0" encoding="utf-8"?>
<math xmlns="http://www.w3.org/1998/Math/MathML" display="block">
  <semantics>
    <mrow>
      <mrow>
        <msub>
          <mi mathvariant="italic">efficiency</mi>
          <mi mathvariant="italic">ofSystem</mi>
        </msub>
        <mo stretchy="false">=</mo>
        <msub>
          <mi>e</mi>
          <mn>2</mn>
        </msub>
        <mo stretchy="false">=</mo>
        <mrow>
          <msub>
            <mi mathvariant="italic">efficiency</mi>
            <mrow>
              <mi mathvariant="italic">Inter</mi>
              <mn>2</mn>
            </mrow>
          </msub>
          <mo stretchy="false">×</mo>
          <mtext>%</mtext>
        </mrow>
      </mrow>
      <mrow>
        <msub>
          <mi>W</mi>
          <mrow>
            <mi mathvariant="italic">Inter</mi>
            <mn>2</mn>
          </mrow>
        </msub>
        <mo stretchy="false">+</mo>
        <mrow>
          <msub>
            <mi mathvariant="italic">efficiency</mi>
            <mrow>
              <mi mathvariant="italic">Be</mi>
              <mn>2</mn>
            </mrow>
          </msub>
          <mo stretchy="false">×</mo>
          <mtext>%</mtext>
        </mrow>
      </mrow>
      <msub>
        <mi>W</mi>
        <mrow>
          <mi mathvariant="italic">Be</mi>
          <mn>2</mn>
        </mrow>
      </msub>
    </mrow>
    <annotation encoding="StarMath 5.0">efficiency_ofSystem = e_2 =  
       
         efficiency_{Inter 2} 
            times 
        % W_{Inter 2} 
        
         
           + 
         
         efficiency_{Be 2} 
            times   
         %  W_{Be 2}
        
      

       
 </annotation>
  </semantics>
</math>
</file>

<file path=Object 29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sub>
        <mi>e</mi>
        <mn>1</mn>
      </msub>
      <mo stretchy="false">=</mo>
      <mfrac>
        <msub>
          <mi>E</mi>
          <mrow>
            <mi mathvariant="italic">Inter</mi>
            <mn>1</mn>
          </mrow>
        </msub>
        <msub>
          <mi>W</mi>
          <mrow>
            <mi mathvariant="italic">Inter</mi>
            <mn>1</mn>
          </mrow>
        </msub>
      </mfrac>
    </mrow>
    <annotation encoding="StarMath 5.0">efficiency_System = e_1 =  {E_{Inter 1}} over {W_{Inter 1}}   

 </annotation>
  </semantics>
</math>
</file>

<file path=Object 3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sub>
        <mi>e</mi>
        <mn>1</mn>
      </msub>
      <mo stretchy="false">=</mo>
      <mfrac>
        <msub>
          <mi>E</mi>
          <mrow>
            <mi mathvariant="italic">Inter</mi>
            <mn>1</mn>
          </mrow>
        </msub>
        <msub>
          <mi>W</mi>
          <mrow>
            <mi mathvariant="italic">Inter</mi>
            <mn>1</mn>
          </mrow>
        </msub>
      </mfrac>
    </mrow>
    <annotation encoding="StarMath 5.0">efficiency_System = e_1 =  {E_{Inter 1}} over {W_{Inter 1}}   

 </annotation>
  </semantics>
</math>
</file>

<file path=Object 30/content.xml><?xml version="1.0" encoding="utf-8"?>
<math xmlns="http://www.w3.org/1998/Math/MathML" display="block">
  <semantics>
    <mrow>
      <mrow>
        <mrow>
          <msub>
            <mi>e</mi>
            <mn>2</mn>
          </msub>
          <mo stretchy="false">−</mo>
          <msub>
            <mi>e</mi>
            <mn>1</mn>
          </msub>
        </mrow>
        <mo stretchy="false">=</mo>
        <mrow>
          <msub>
            <mi mathvariant="italic">efficiency</mi>
            <mrow>
              <mi mathvariant="italic">Inter</mi>
              <mn>2</mn>
            </mrow>
          </msub>
          <mo stretchy="false">×</mo>
          <mtext>%</mtext>
        </mrow>
      </mrow>
      <mrow>
        <msub>
          <mi>W</mi>
          <mrow>
            <mi mathvariant="italic">Inter</mi>
            <mn>2</mn>
          </mrow>
        </msub>
        <mo stretchy="false">+</mo>
        <mrow>
          <msub>
            <mi mathvariant="italic">efficiency</mi>
            <mrow>
              <mi mathvariant="italic">Be</mi>
              <mn>2</mn>
            </mrow>
          </msub>
          <mo stretchy="false">×</mo>
          <mtext>%</mtext>
        </mrow>
      </mrow>
      <mrow>
        <mrow>
          <msub>
            <mi>W</mi>
            <mrow>
              <mi mathvariant="italic">Be</mi>
              <mn>2</mn>
            </mrow>
          </msub>
          <mo stretchy="false">−</mo>
          <msub>
            <mi mathvariant="italic">efficiency</mi>
            <mrow>
              <mi mathvariant="italic">Inter</mi>
              <mn>1</mn>
            </mrow>
          </msub>
        </mrow>
        <mo stretchy="false">≠</mo>
        <mfrac>
          <msub>
            <mi>E</mi>
            <mrow>
              <mi mathvariant="italic">Be</mi>
              <mn>2</mn>
            </mrow>
          </msub>
          <msub>
            <mi>W</mi>
            <mrow>
              <mi mathvariant="italic">Be</mi>
              <mn>2</mn>
            </mrow>
          </msub>
        </mfrac>
      </mrow>
    </mrow>
    <annotation encoding="StarMath 5.0"> e_2 - e_1 =  
       
         efficiency_{Inter 2} 
            times 
        % W_{Inter 2} 
        
         
           + 
         
         efficiency_{Be 2} 
            times   
         %  W_{Be 2}
           - 
           
        efficiency_{Inter 1} 
           &lt;&gt; 
         E_{Be 2} over W_{Be 2} 
       
 </annotation>
  </semantics>
</math>
</file>

<file path=Object 4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frac>
        <mrow>
          <msub>
            <mi>E</mi>
            <mrow>
              <mi mathvariant="italic">Inter</mi>
              <mn>2</mn>
            </mrow>
          </msub>
          <mo stretchy="false">+</mo>
          <msub>
            <mi>E</mi>
            <mrow>
              <mi mathvariant="italic">Be</mi>
              <mn>2</mn>
            </mrow>
          </msub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fficiency_System =  {E_{Inter 2} + E_{Be 2}} over {W_{Inter 2} + W_{Be 2}}   

 </annotation>
  </semantics>
</math>
</file>

<file path=Object 5/content.xml><?xml version="1.0" encoding="utf-8"?>
<math xmlns="http://www.w3.org/1998/Math/MathML" display="block">
  <semantics>
    <mrow>
      <msub>
        <mi>e</mi>
        <mn>2</mn>
      </msub>
      <mo stretchy="false">=</mo>
      <mfrac>
        <mrow>
          <mrow>
            <msub>
              <mi>E</mi>
              <mrow>
                <mi mathvariant="italic">Inter</mi>
                <mn>2</mn>
              </mrow>
            </msub>
            <mo stretchy="false">×</mo>
            <mfrac>
              <msub>
                <mi>W</mi>
                <mrow>
                  <mi mathvariant="italic">Inter</mi>
                  <mn>2</mn>
                </mrow>
              </msub>
              <msub>
                <mi>W</mi>
                <mrow>
                  <mi mathvariant="italic">Inter</mi>
                  <mn>2</mn>
                </mrow>
              </msub>
            </mfrac>
          </mrow>
          <mo stretchy="false">+</mo>
          <mrow>
            <msub>
              <mi>E</mi>
              <mrow>
                <mi mathvariant="italic">Be</mi>
                <mn>2</mn>
              </mrow>
            </msub>
            <mo stretchy="false">×</mo>
            <mfrac>
              <msub>
                <mi>W</mi>
                <mrow>
                  <mi mathvariant="italic">Be</mi>
                  <mn>2</mn>
                </mrow>
              </msub>
              <msub>
                <mi>W</mi>
                <mrow>
                  <mi mathvariant="italic">Be</mi>
                  <mn>2</mn>
                </mrow>
              </msub>
            </mfrac>
          </mrow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_2 =   
        {  
         E_{Inter 2} 
            times 
         { W_{Inter 2} over W_{Inter 2} } 
         
           + 
         
         E_{Be 2} 
            times   
          {W_{Be 2} over W_{Be 2}}
        
        }
         over 
     {W_{Inter 2} + W_{Be 2}}   

       
 </annotation>
  </semantics>
</math>
</file>

<file path=Object 6/content.xml><?xml version="1.0" encoding="utf-8"?>
<math xmlns="http://www.w3.org/1998/Math/MathML" display="block">
  <semantics>
    <mrow>
      <msub>
        <mi>e</mi>
        <mn>2</mn>
      </msub>
      <mo stretchy="false">=</mo>
      <mfrac>
        <mrow>
          <mrow>
            <msub>
              <mi mathvariant="italic">efficiency</mi>
              <mrow>
                <mi mathvariant="italic">Inter</mi>
                <mn>2</mn>
              </mrow>
            </msub>
            <mo stretchy="false">×</mo>
            <msub>
              <mi>W</mi>
              <mrow>
                <mi mathvariant="italic">Inter</mi>
                <mn>2</mn>
              </mrow>
            </msub>
          </mrow>
          <mo stretchy="false">+</mo>
          <mrow>
            <msub>
              <mi mathvariant="italic">efficiency</mi>
              <mrow>
                <mi mathvariant="italic">Be</mi>
                <mn>2</mn>
              </mrow>
            </msub>
            <mo stretchy="false">×</mo>
            <msub>
              <mi>W</mi>
              <mrow>
                <mi mathvariant="italic">Be</mi>
                <mn>2</mn>
              </mrow>
            </msub>
          </mrow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_2 =   
        {  
         efficiency_{Inter 2} 
            times 
         W_{Inter 2} 
        
         
           + 
         
         efficiency_{Be 2} 
            times   
           W_{Be 2}
        
        }
         over 
     {W_{Inter 2} + W_{Be 2}}   

       
 </annotation>
  </semantics>
</math>
</file>

<file path=Object 7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sub>
        <mi>e</mi>
        <mn>1</mn>
      </msub>
      <mo stretchy="false">=</mo>
      <mfrac>
        <msub>
          <mi>E</mi>
          <mrow>
            <mi mathvariant="italic">Inter</mi>
            <mn>1</mn>
          </mrow>
        </msub>
        <msub>
          <mi>W</mi>
          <mrow>
            <mi mathvariant="italic">Inter</mi>
            <mn>1</mn>
          </mrow>
        </msub>
      </mfrac>
    </mrow>
    <annotation encoding="StarMath 5.0">efficiency_System = e_1 =  {E_{Inter 1}} over {W_{Inter 1}}   

 </annotation>
  </semantics>
</math>
</file>

<file path=Object 8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sub>
        <mi>e</mi>
        <mn>1</mn>
      </msub>
      <mo stretchy="false">=</mo>
      <mfrac>
        <msub>
          <mi>E</mi>
          <mrow>
            <mi mathvariant="italic">Inter</mi>
            <mn>1</mn>
          </mrow>
        </msub>
        <msub>
          <mi>W</mi>
          <mrow>
            <mi mathvariant="italic">Inter</mi>
            <mn>1</mn>
          </mrow>
        </msub>
      </mfrac>
    </mrow>
    <annotation encoding="StarMath 5.0">efficiency_System = e_1 =  {E_{Inter 1}} over {W_{Inter 1}}   

 </annotation>
  </semantics>
</math>
</file>

<file path=Object 9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sub>
        <mi>e</mi>
        <mn>1</mn>
      </msub>
      <mo stretchy="false">=</mo>
      <mfrac>
        <msub>
          <mi>E</mi>
          <mrow>
            <mi mathvariant="italic">Inter</mi>
            <mn>1</mn>
          </mrow>
        </msub>
        <msub>
          <mi>W</mi>
          <mrow>
            <mi mathvariant="italic">Inter</mi>
            <mn>1</mn>
          </mrow>
        </msub>
      </mfrac>
    </mrow>
    <annotation encoding="StarMath 5.0">efficiency_System = e_1 =  {E_{Inter 1}} over {W_{Inter 1}}   

 </annotation>
  </semantics>
</math>
</file>